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2</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2020246128"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702519845"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077054133"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442657804"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506673204"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2, the built-in version will be hidden (to avoid confusion). If you uninstall version 1.2,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636686052"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2177668893"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131450399"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2112196476"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299969745" text:style-name="L10">
        <text:list-item>
          <text:p text:style-name="P21">Unzip <text:span text:style-name="Source_20_Text">writer2latex12.zip</text:span> into some directory. This will create a subdirectory <text:span text:style-name="Source_20_Text">writer2latex12</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736079740" text:style-name="L11">
        <text:list-item>
          <text:p text:style-name="P22">Unzip <text:span text:style-name="Source_20_Text">writer2latex12.zip</text:span> into some directory. This will create a subdirectory <text:span text:style-name="Source_20_Text">writer2latex12</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2"</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202686311"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ext:soft-page-break/>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15573897"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8" text:note-class="footnote"><text:note-citation>8</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ext:soft-page-break/>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text:soft-page-break/>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ext:soft-page-break/>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oft-page-break/><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48657104"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text:soft-page-break/>&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052009981"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text:soft-page-break/>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text:soft-page-break/>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535429065"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011987724"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2" text:outline-level="2">Hidden hedings</text:h>
      <text:p text:style-name="Text_20_body">If the entire text of a heading is striked out (using any strike-out style), this heading will be hidden in the text. It will however still be visible in the EPUB table of contents.</text:p>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 text:c="4"/>fos.flush();</text:p>
      <text:p text:style-name="Preformatted_20_Text"><text:soft-page-break/><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text:soft-page-break/>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368176146"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ext:soft-page-break/>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692628239"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enrik Just</meta:initial-creator>
    <meta:creation-date>2003-07-03T08:45:42</meta:creation-date>
    <dc:creator>Henrik Just</dc:creator>
    <dc:date>2012-03-13T10:08:46</dc:date>
    <meta:print-date>2004-06-29T10:09:33</meta:print-date>
    <dc:language>en-US</dc:language>
    <meta:editing-cycles>327</meta:editing-cycles>
    <meta:editing-duration>PT41H39M47S</meta:editing-duration>
    <meta:document-statistic meta:table-count="24" meta:image-count="1" meta:object-count="0" meta:page-count="45" meta:paragraph-count="1077" meta:word-count="12798" meta:character-count="84094"/>
    <meta:user-defined meta:name="Info 1"/>
    <meta:user-defined meta:name="Info 2"/>
    <meta:user-defined meta:name="Info 3"/>
    <meta:user-defined meta:name="Info 4"/>
  </office:meta>
</office:document-meta>
</file>